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a350" officeooo:paragraph-rsid="0003a350"/>
    </style:style>
    <style:style style:name="P2" style:family="paragraph" style:parent-style-name="Standard">
      <style:text-properties officeooo:paragraph-rsid="0003a350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3a350" officeooo:paragraph-rsid="0003a350" style:font-size-asian="20pt" style:font-size-complex="20pt"/>
    </style:style>
    <style:style style:name="T1" style:family="text">
      <style:text-properties officeooo:rsid="0003a350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ation CMS (Prestashop)</text:p>
      <text:p text:style-name="P2"/>
      <text:p text:style-name="P2"/>
      <text:p text:style-name="P2">Cher franchiser, <text:span text:style-name="T1">avec les</text:span> <text:span text:style-name="T1">documents</text:span> qui s<text:span text:style-name="T1">e trouve</text:span> <text:span text:style-name="T1">dans le</text:span> dossier « Ressources » vous trouverez tout ce dont vous avez besoin pour faire fonctionner votre tout nouveau site web.</text:p>
      <text:p text:style-name="Standard"/>
      <text:p text:style-name="Standard">Tout d’abord assurez vous d’avoir installé WAMP <text:span text:style-name="T1">(https://www.wampserver.com)</text:span>, ensuite vérifier que vous êtes dans la bonne version qui sera utilisé<text:span text:style-name="T1">e</text:span> dans cet <text:span text:style-name="T1">exercice</text:span>. </text:p>
      <text:p text:style-name="Standard"/>
      <text:list text:style-name="L1">
        <text:list-item>
          <text:p text:style-name="P3"><text:s/>Apache 2.4.54.2</text:p>
        </text:list-item>
        <text:list-item>
          <text:p text:style-name="P3"><text:s/>MySQL 8.0.31</text:p>
        </text:list-item>
        <text:list-item>
          <text:p text:style-name="P3"><text:s/>PHP <text:span text:style-name="T2">7.4.33</text:span></text:p>
        </text:list-item>
      </text:list>
      <text:p text:style-name="Standard"/>
      <text:p text:style-name="P1">Pour installer Prestashop, vous devez accédez au fichier .zip intitulé "prestashop_1.7.8.8" dans le dossier "Ressources". </text:p>
      <text:p text:style-name="P1"/>
      <text:p text:style-name="P1">Ensuite, vous devez décompresser ce fichier et y trouverez trois documents à déplacer dans le sous-dossier "www" du dossier d'installation de Wamp64, généralement situé sur le disque C </text:p>
      <text:p text:style-name="P1">(C:\wamp64\www). </text:p>
      <text:p text:style-name="P1"/>
      <text:p text:style-name="P1">Pour une meilleure organisation, vous pouvez créer un nouveau dossier nommé "Prestashop" dans lequel vous déplacerez ces trois documents (C:\wamp64\www\Prestashop). </text:p>
      <text:p text:style-name="P1"/>
      <text:p text:style-name="P1">Une fois cette étape terminée, vous pouvez ouvrir votre navigateur web et accéder à l'installation de Prestashop. </text:p>
      <text:p text:style-name="P1"/>
      <text:p text:style-name="P1">Pour ce faire dans la barre d’adresse accédez a votre dossier Prestashop fraîchement crée (localhost/prestashop) laissez tous les paramètres par défaut et finalisez l’install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19:56:35.567000000</meta:creation-date>
    <dc:date>2022-12-30T23:49:27.211000000</dc:date>
    <meta:editing-duration>PT3H23M5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2" meta:word-count="170" meta:character-count="1200" meta:non-whitespace-character-count="1036"/>
  </office:meta>
</office:document-meta>
</file>